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udio-Feixen-Sans" svg:font-family="Studio-Feixen-Sans"/>
    <style:font-face style:name="Studio-Feixen-Sans1" svg:font-family="Studio-Feixen-Sans, Arial"/>
  </office:font-face-decls>
  <office:automatic-styles>
    <style:style style:name="P1"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05192d" loext:opacity="100%" style:font-name="Studio-Feixen-Sans1" fo:letter-spacing="normal" fo:font-style="normal" fo:font-weight="bold" officeooo:paragraph-rsid="000ffe88" style:font-weight-asian="bold" style:font-weight-complex="bold"/>
    </style:style>
    <style:style style:name="P2" style:family="paragraph" style:parent-style-name="Heading_20_2">
      <style:paragraph-properties fo:margin-left="0in" fo:margin-right="0in" fo:margin-top="0in" fo:margin-bottom="0.1457in" style:contextual-spacing="false" fo:orphans="2" fo:widows="2" fo:text-indent="0in" style:auto-text-indent="false" fo:padding="0in" fo:border="none"/>
      <style:text-properties fo:font-variant="normal" fo:text-transform="none" fo:color="#05192d" loext:opacity="100%" style:font-name="Studio-Feixen-Sans1" fo:font-size="18pt" fo:letter-spacing="normal" fo:font-style="normal" fo:font-weight="bold" officeooo:paragraph-rsid="000fcd75" style:font-name-asian="Noto Serif CJK SC" style:font-size-asian="18pt" style:font-weight-asian="bold" style:font-name-complex="Lohit Devanagari1" style:font-size-complex="18pt" style:font-weight-complex="bold"/>
    </style:style>
    <style:style style:name="P3" style:family="paragraph" style:parent-style-name="Heading_20_2">
      <style:text-properties fo:font-weight="bold" officeooo:paragraph-rsid="00086315" style:font-weight-asian="bold" style:font-weight-complex="bold"/>
    </style:style>
    <style:style style:name="P4" style:family="paragraph" style:parent-style-name="Heading_20_3">
      <style:text-properties fo:font-variant="normal" fo:text-transform="none" fo:color="#05192d" loext:opacity="100%" style:font-name="Studio-Feixen-Sans1" fo:font-size="18pt" fo:letter-spacing="normal" fo:font-style="normal" fo:font-weight="bold" officeooo:paragraph-rsid="00086315" style:font-weight-asian="bold" style:font-weight-complex="bold"/>
    </style:style>
    <style:style style:name="P5" style:family="paragraph" style:parent-style-name="Heading_20_3">
      <style:text-properties fo:font-weight="bold" officeooo:paragraph-rsid="00086315" style:font-weight-asian="bold" style:font-weight-complex="bold"/>
    </style:style>
    <style:style style:name="P6" style:family="paragraph" style:parent-style-name="Standard">
      <style:paragraph-properties fo:margin-left="0in" fo:margin-right="0in" fo:text-indent="0in" style:auto-text-indent="false"/>
      <style:text-properties fo:font-weight="bold" officeooo:rsid="000858b9" officeooo:paragraph-rsid="000858b9" style:font-weight-asian="bold" style:font-weight-complex="bold"/>
    </style:style>
    <style:style style:name="P7" style:family="paragraph" style:parent-style-name="Standard">
      <style:paragraph-properties fo:margin-left="0in" fo:margin-right="0in" fo:text-indent="0in" style:auto-text-indent="false"/>
      <style:text-properties fo:font-weight="bold" officeooo:rsid="00086315" officeooo:paragraph-rsid="00086315" style:font-weight-asian="bold" style:font-weight-complex="bold"/>
    </style:style>
    <style:style style:name="P8" style:family="paragraph" style:parent-style-name="Standard">
      <style:paragraph-properties fo:margin-left="0in" fo:margin-right="0in" fo:text-indent="0in" style:auto-text-indent="false"/>
      <style:text-properties fo:font-variant="normal" fo:text-transform="none" fo:color="#05192d" loext:opacity="100%" style:font-name="Studio-Feixen-Sans1" fo:font-size="18pt" fo:letter-spacing="normal" fo:font-style="normal" style:text-underline-style="none" fo:font-weight="bold" officeooo:rsid="00086315" officeooo:paragraph-rsid="00086315" style:font-name-asian="Noto Serif CJK SC" style:font-size-asian="18pt" style:font-weight-asian="bold" style:font-name-complex="Lohit Devanagari1" style:font-size-complex="18pt" style:font-weight-complex="bold"/>
    </style:style>
    <style:style style:name="P9" style:family="paragraph" style:parent-style-name="Standard">
      <style:paragraph-properties fo:margin-left="1.9693in" fo:margin-right="0in" fo:text-indent="0in" style:auto-text-indent="false"/>
      <style:text-properties fo:font-variant="normal" fo:text-transform="none" fo:color="#05192d" loext:opacity="100%" style:font-name="Studio-Feixen-Sans1" fo:font-size="13.5pt" fo:letter-spacing="normal" fo:font-style="normal" fo:font-weight="normal" officeooo:rsid="000858b9" officeooo:paragraph-rsid="000858b9" style:font-weight-asian="bold" style:font-weight-complex="bold"/>
    </style:style>
    <style:style style:name="P10" style:family="paragraph" style:parent-style-name="Text_20_body">
      <style:paragraph-properties fo:margin-left="0in" fo:margin-right="0in" fo:margin-top="0in" fo:margin-bottom="0.1457in" style:contextual-spacing="false" fo:orphans="2" fo:widows="2" fo:text-indent="0in" style:auto-text-indent="false"/>
    </style:style>
    <style:style style:name="P11" style:family="paragraph" style:parent-style-name="Text_20_body" style:list-style-name="L5">
      <style:paragraph-properties fo:margin-left="0in" fo:margin-right="0in" fo:margin-top="0in" fo:margin-bottom="0.1252in" style:contextual-spacing="false" fo:orphans="2" fo:widows="2" fo:text-indent="0in" style:auto-text-indent="false" fo:padding="0in" fo:border="none"/>
    </style:style>
    <style:style style:name="P12" style:family="paragraph" style:parent-style-name="Text_20_body" style:list-style-name="L5">
      <style:paragraph-properties fo:margin-left="0in" fo:margin-right="0in" fo:margin-top="0in" fo:margin-bottom="0.1252in" style:contextual-spacing="false" fo:orphans="2" fo:widows="2" fo:text-indent="0in" style:auto-text-indent="false" fo:padding="0in" fo:border="none"/>
      <style:text-properties officeooo:paragraph-rsid="000ffe88"/>
    </style:style>
    <style:style style:name="P13" style:family="paragraph" style:parent-style-name="Text_20_body">
      <style:paragraph-properties fo:margin-left="0in" fo:margin-right="0in" fo:text-indent="0in" style:auto-text-indent="false"/>
      <style:text-properties fo:font-weight="normal" officeooo:rsid="00086315" officeooo:paragraph-rsid="00086315" style:font-weight-asian="normal" style:font-weight-complex="normal"/>
    </style:style>
    <style:style style:name="P14" style:family="paragraph" style:parent-style-name="Text_20_body">
      <style:text-properties officeooo:paragraph-rsid="00086315"/>
    </style:style>
    <style:style style:name="P15" style:family="paragraph" style:parent-style-name="Text_20_body">
      <style:text-properties fo:font-variant="normal" fo:text-transform="none" fo:color="#05192d" loext:opacity="100%" style:font-name="Studio-Feixen-Sans1" fo:font-size="12pt" fo:letter-spacing="normal" fo:font-style="normal" fo:font-weight="normal" officeooo:paragraph-rsid="00086315"/>
    </style:style>
    <style:style style:name="P16" style:family="paragraph" style:parent-style-name="Text_20_body" style:list-style-name="L1">
      <style:paragraph-properties fo:margin-left="0in" fo:margin-right="0in" fo:margin-top="0in" fo:margin-bottom="0.25in" style:contextual-spacing="false" fo:orphans="2" fo:widows="2" fo:text-indent="0in" style:auto-text-indent="false" fo:padding="0in" fo:border="none"/>
      <style:text-properties fo:font-variant="normal" fo:text-transform="none" fo:color="#05192d" loext:opacity="100%" style:font-name="Studio-Feixen-Sans1" fo:font-size="12pt" fo:letter-spacing="normal" fo:font-style="normal" fo:font-weight="normal"/>
    </style:style>
    <style:style style:name="P17" style:family="paragraph" style:parent-style-name="Text_20_body" style:list-style-name="L2">
      <style:paragraph-properties fo:margin-left="0in" fo:margin-right="0in" fo:margin-top="0in" fo:margin-bottom="0.1252in" style:contextual-spacing="false" fo:orphans="2" fo:widows="2" fo:text-indent="0in" style:auto-text-indent="false" fo:padding="0in" fo:border="none"/>
      <style:text-properties fo:font-variant="normal" fo:text-transform="none" fo:color="#05192d" loext:opacity="100%" style:font-name="Studio-Feixen-Sans1" fo:font-size="13.5pt" fo:letter-spacing="normal" fo:font-style="normal" fo:font-weight="normal"/>
    </style:style>
    <style:style style:name="P18" style:family="paragraph" style:parent-style-name="Text_20_body" style:list-style-name="L1">
      <style:paragraph-properties fo:margin-left="0in" fo:margin-right="0in" fo:margin-top="0in" fo:margin-bottom="0.25in" style:contextual-spacing="false" fo:orphans="2" fo:widows="2" fo:text-indent="0in" style:auto-text-indent="false" fo:padding="0in" fo:border="none"/>
      <style:text-properties fo:font-variant="normal" fo:text-transform="none" fo:color="#05192d" loext:opacity="100%" style:font-name="Studio-Feixen-Sans1" fo:font-size="13.5pt" fo:letter-spacing="normal" fo:font-style="normal" fo:font-weight="normal" officeooo:paragraph-rsid="000b4770"/>
    </style:style>
    <style:style style:name="P19" style:family="paragraph" style:parent-style-name="Text_20_body" style:list-style-name="L5">
      <style:paragraph-properties fo:margin-left="0in" fo:margin-right="0in" fo:margin-top="0in" fo:margin-bottom="0.1252in" style:contextual-spacing="false" fo:orphans="2" fo:widows="2" fo:text-indent="0in" style:auto-text-indent="false" fo:padding="0in" fo:border="none"/>
      <style:text-properties fo:font-variant="normal" fo:text-transform="none" fo:color="#05192d" loext:opacity="100%" style:font-name="Studio-Feixen-Sans1" fo:font-size="13.5pt" fo:letter-spacing="normal" fo:font-style="normal" fo:font-weight="normal" officeooo:paragraph-rsid="000ffe88"/>
    </style:style>
    <style:style style:name="P20" style:family="paragraph" style:parent-style-name="Text_20_body">
      <style:paragraph-properties fo:margin-left="0in" fo:margin-right="0in" fo:margin-top="0in" fo:margin-bottom="0.1457in" style:contextual-spacing="false" fo:orphans="2" fo:widows="2" fo:text-indent="0in" style:auto-text-indent="false"/>
      <style:text-properties fo:font-variant="normal" fo:text-transform="none" fo:color="#05192d" loext:opacity="100%" style:font-name="Studio-Feixen-Sans1" fo:letter-spacing="normal" fo:font-style="normal" fo:font-weight="normal"/>
    </style:style>
    <style:style style:name="P21" style:family="paragraph" style:parent-style-name="Text_20_body">
      <style:paragraph-properties fo:margin-left="0in" fo:margin-right="0in" fo:margin-top="0in" fo:margin-bottom="0.1457in" style:contextual-spacing="false" fo:orphans="2" fo:widows="2" fo:text-indent="0in" style:auto-text-indent="false"/>
      <style:text-properties fo:font-variant="normal" fo:text-transform="none" fo:color="#05192d" loext:opacity="100%" style:font-name="Studio-Feixen-Sans1" fo:letter-spacing="normal" fo:font-style="normal" fo:font-weight="normal" officeooo:paragraph-rsid="000ffe88"/>
    </style:style>
    <style:style style:name="P22" style:family="paragraph" style:parent-style-name="Text_20_body">
      <style:text-properties officeooo:paragraph-rsid="000d3cbb"/>
    </style:style>
    <style:style style:name="P23" style:family="paragraph" style:parent-style-name="Text_20_body">
      <style:text-properties officeooo:paragraph-rsid="000fcd75"/>
    </style:style>
    <style:style style:name="P24" style:family="paragraph" style:parent-style-name="Text_20_body">
      <style:text-properties officeooo:paragraph-rsid="000ffe88"/>
    </style:style>
    <style:style style:name="T1" style:family="text">
      <style:text-properties fo:font-weight="normal"/>
    </style:style>
    <style:style style:name="T2" style:family="text">
      <style:text-properties fo:font-variant="normal" fo:text-transform="none" fo:color="#05192d" loext:opacity="100%" style:font-name="Studio-Feixen-Sans1" fo:letter-spacing="normal" fo:font-style="normal"/>
    </style:style>
    <style:style style:name="T3" style:family="text">
      <style:text-properties fo:font-variant="normal" fo:text-transform="none" fo:color="#05192d" loext:opacity="100%" style:font-name="Studio-Feixen-Sans1" fo:letter-spacing="normal" fo:font-style="normal" fo:font-weight="normal"/>
    </style:style>
    <style:style style:name="T4" style:family="text">
      <style:text-properties fo:font-variant="normal" fo:text-transform="none" fo:color="#05192d" loext:opacity="100%" style:font-name="Studio-Feixen-Sans1" fo:font-size="12pt" fo:letter-spacing="normal" fo:font-style="normal" fo:font-weight="normal"/>
    </style:style>
    <style:style style:name="T5" style:family="text">
      <style:text-properties fo:font-variant="normal" fo:text-transform="none" fo:color="#05192d" loext:opacity="100%" style:font-name="Studio-Feixen-Sans1" fo:font-size="12pt" fo:letter-spacing="normal" fo:font-style="normal" fo:font-weight="normal" officeooo:rsid="00086315"/>
    </style:style>
    <style:style style:name="T6" style:family="text">
      <style:text-properties fo:font-variant="normal" fo:text-transform="none" fo:color="#05192d" loext:opacity="100%" style:font-name="Studio-Feixen-Sans1" fo:font-size="18pt" fo:letter-spacing="normal" fo:font-style="normal" fo:font-weight="normal" style:font-name-asian="Noto Serif CJK SC" style:font-size-asian="18pt" style:font-weight-asian="bold" style:font-name-complex="Lohit Devanagari1" style:font-size-complex="18pt" style:font-weight-complex="bold"/>
    </style:style>
    <style:style style:name="T7" style:family="text">
      <style:text-properties fo:font-variant="normal" fo:text-transform="none" fo:color="#05192d" loext:opacity="100%" style:font-name="Studio-Feixen-Sans1" fo:font-size="18pt" fo:letter-spacing="normal" fo:font-style="normal" fo:font-weight="normal" officeooo:rsid="000d3cbb" style:font-name-asian="Noto Serif CJK SC" style:font-size-asian="18pt" style:font-weight-asian="bold" style:font-name-complex="Lohit Devanagari1" style:font-size-complex="18pt" style:font-weight-complex="bold"/>
    </style:style>
    <style:style style:name="T8" style:family="text">
      <style:text-properties fo:font-variant="normal" fo:text-transform="none" fo:color="#05192d" loext:opacity="100%" style:font-name="Studio-Feixen-Sans1" fo:font-size="18pt" fo:letter-spacing="normal" fo:font-style="normal" fo:font-weight="bold" style:font-name-asian="Noto Serif CJK SC" style:font-size-asian="18pt" style:font-weight-asian="bold" style:font-name-complex="Lohit Devanagari1" style:font-size-complex="18pt" style:font-weight-complex="bold"/>
    </style:style>
    <style:style style:name="T9" style:family="text">
      <style:text-properties fo:font-variant="normal" fo:text-transform="none" fo:color="#05192d" loext:opacity="100%" style:font-name="Studio-Feixen-Sans1" fo:font-size="18pt" fo:letter-spacing="normal" fo:font-style="normal" fo:font-weight="bold" officeooo:rsid="000d3cbb" style:font-name-asian="Noto Serif CJK SC" style:font-size-asian="18pt" style:font-weight-asian="bold" style:font-name-complex="Lohit Devanagari1" style:font-size-complex="18pt" style:font-weight-complex="bold"/>
    </style:style>
    <style:style style:name="T10" style:family="text">
      <style:text-properties fo:font-variant="normal" fo:text-transform="none" fo:color="#05192d" loext:opacity="100%" style:font-name="Studio-Feixen-Sans1" fo:font-size="18pt" fo:letter-spacing="normal" fo:font-style="normal" style:font-name-asian="Noto Serif CJK SC" style:font-size-asian="18pt" style:font-name-complex="Lohit Devanagari1" style:font-size-complex="18pt"/>
    </style:style>
    <style:style style:name="T11" style:family="text">
      <style:text-properties fo:font-variant="normal" fo:text-transform="none" fo:color="#05192d" loext:opacity="100%" style:font-name="Studio-Feixen-Sans1" fo:font-size="13.5pt" fo:letter-spacing="normal" fo:font-style="normal"/>
    </style:style>
    <style:style style:name="T12" style:family="text">
      <style:text-properties fo:font-variant="normal" fo:text-transform="none" fo:color="#05192d" loext:opacity="100%" style:font-name="Studio-Feixen-Sans1" fo:font-size="13.5pt" fo:letter-spacing="normal" fo:font-style="normal" fo:font-weight="normal"/>
    </style:style>
    <style:style style:name="T13" style:family="text">
      <style:text-properties fo:font-variant="normal" fo:text-transform="none" fo:color="#05192d" loext:opacity="100%" style:font-name="Studio-Feixen-Sans1" fo:font-size="13.5pt" fo:letter-spacing="normal" fo:font-style="normal" fo:font-weight="normal" officeooo:rsid="000ed1ad"/>
    </style:style>
    <style:style style:name="T14" style:family="text">
      <style:text-properties fo:font-variant="normal" fo:text-transform="none" fo:color="#05192d" loext:opacity="100%" style:font-name="Studio-Feixen-Sans1" fo:font-size="13.5pt" fo:letter-spacing="normal" fo:font-style="normal" fo:font-weight="normal" officeooo:rsid="000fcd75"/>
    </style:style>
    <style:style style:name="T15" style:family="text">
      <style:text-properties fo:font-variant="normal" fo:text-transform="none" fo:color="#05192d" loext:opacity="100%" style:font-name="Studio-Feixen-Sans1" fo:font-size="13.5pt" fo:letter-spacing="normal" fo:font-style="normal" fo:font-weight="bold" style:font-weight-asian="bold" style:font-weight-complex="bold"/>
    </style:style>
    <style:style style:name="T16" style:family="text">
      <style:text-properties fo:font-variant="normal" fo:text-transform="none" fo:color="#05192d" loext:opacity="100%" style:text-line-through-style="none" style:text-line-through-type="none" style:font-name="Studio-Feixen-Sans1" fo:letter-spacing="normal" fo:font-style="normal" style:text-underline-style="none" style:text-blinking="false"/>
    </style:style>
    <style:style style:name="T17" style:family="text">
      <style:text-properties fo:font-variant="normal" fo:text-transform="none" fo:color="#05192d" loext:opacity="100%" style:text-line-through-style="none" style:text-line-through-type="none" style:font-name="Studio-Feixen-Sans1" fo:letter-spacing="normal" fo:font-style="normal" style:text-underline-style="none" fo:font-weight="normal" style:text-blinking="false"/>
    </style:style>
    <style:style style:name="T18" style:family="text">
      <style:text-properties fo:font-size="13pt" style:text-underline-style="solid" style:text-underline-width="auto" style:text-underline-color="font-color" style:font-size-asian="13pt" style:font-size-complex="13pt"/>
    </style:style>
    <style:style style:name="T19" style:family="text">
      <style:text-properties fo:font-size="18pt" style:font-size-asian="18pt" style:font-size-complex="18pt"/>
    </style:style>
    <style:style style:name="T20" style:family="text">
      <style:text-properties officeooo:rsid="000b08c6"/>
    </style:style>
    <style:style style:name="T21" style:family="text">
      <style:text-properties style:font-name-asian="Noto Serif CJK SC" style:font-size-asian="18pt" style:font-weight-asian="bold" style:font-name-complex="Lohit Devanagari1" style:font-size-complex="18pt" style:font-weight-complex="bold"/>
    </style:style>
    <style:style style:name="T22" style:family="text">
      <style:text-properties officeooo:rsid="000b08c6" style:font-name-asian="Noto Serif CJK SC" style:font-size-asian="18pt" style:font-weight-asian="bold" style:font-name-complex="Lohit Devanagari1" style:font-size-complex="18pt" style:font-weight-complex="bold"/>
    </style:style>
    <style:style style:name="T23" style:family="text">
      <style:text-properties style:font-name-asian="Noto Serif CJK SC" style:font-size-asian="18pt" style:font-name-complex="Lohit Devanagari1" style:font-size-complex="18pt"/>
    </style:style>
    <style:style style:name="T24" style:family="text">
      <style:text-properties officeooo:rsid="000b08c6" style:font-name-asian="Noto Serif CJK SC" style:font-size-asian="18pt" style:font-name-complex="Lohit Devanagari1" style:font-size-complex="18pt"/>
    </style:style>
    <style:style style:name="T25" style:family="text">
      <style:text-properties officeooo:rsid="000b4770"/>
    </style:style>
    <style:style style:name="T26" style:family="text">
      <style:text-properties fo:font-size="13.5pt"/>
    </style:style>
    <style:style style:name="T27" style:family="text">
      <style:text-properties fo:font-size="13.5pt" fo:font-weight="normal"/>
    </style:style>
    <style:style style:name="T28" style:family="text">
      <style:text-properties fo:font-size="13.5pt" fo:font-weight="normal" officeooo:rsid="000fcd75"/>
    </style:style>
    <style:style style:name="T29" style:family="text">
      <style:text-properties officeooo:rsid="000fcd75"/>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tab/><text:tab/> <text:span text:style-name="T19">Working with Git and GitHub</text:span></text:p>
      <text:p text:style-name="P6"><text:span text:style-name="T19"/></text:p>
      <text:p text:style-name="P7"><text:span text:style-name="T18"/></text:p>
      <text:p text:style-name="P8">Git</text:p>
      <text:p text:style-name="P13"><text:span text:style-name="T16">Git is a di</text:span><text:span text:style-name="T2">stributed, open-source version control system. It enables developers and data scientists to track code, merge changes and revert to older versions. It allows us to sync changes with a remote server. Due to its flexibility and popularity, Git has become an industry standard as it supports almost all development environments, command-line tools, and operating systems.</text:span></text:p>
      <text:h text:style-name="P3" text:outline-level="2"><text:span text:style-name="T2">How does Git work?</text:span></text:h>
      <text:p text:style-name="P14"><text:span text:style-name="T4">Git stores your files and their development history in a local repository. Whenever you save changes you have made, Git creates a commit. A commit is a snapshot of current files. These commits are linked with each other, for</text:span><text:span text:style-name="T5">m</text:span><text:span text:style-name="T4">ing a development history graph, </text:span><text:span text:style-name="T5">t</text:span><text:span text:style-name="T4">he commits are identified by a unique hash which is used to compare and revert the changes made.</text:span></text:p>
      <text:h text:style-name="P5" text:outline-level="3"><text:span text:style-name="T10">Branches</text:span></text:h>
      <text:p text:style-name="P15"><text:span text:style-name="T20">T</text:span>he branches are copies of the source code that works parallel to the main version. To save the changes made, merge the branch into the main version. This feature promotes conflict-free teamwork. Each developer has his/her task, and by using branches, they can work on the new feature without the interference of other teammates. Once the task is finished, you can merge new features with the main version (master branch).</text:p>
      <text:h text:style-name="P4" text:outline-level="3"><text:span text:style-name="T24">B</text:span><text:span text:style-name="T23">enefits of Git</text:span></text:h>
      <text:list xml:id="list948953713" text:style-name="L1">
        <text:list-header>
          <text:p text:style-name="P18">Track changes: It allows developers to view historical changes. Development history makes it easy to identify and fix bugs</text:p>
        </text:list-header>
      </text:list>
      <text:list xml:id="list2534386021" text:style-name="L2">
        <text:list-header>
          <text:p text:style-name="P17">Team collaboration: A develop<text:span text:style-name="T25">ment</text:span> team can view their progress, and by using branches, they can work individually on a task and merge changes with the main version. Pull requests, resolving merge conflicts, and code review promote team collaboration.</text:p>
          <text:p text:style-name="P17">Distributed <text:span text:style-name="T25">Environment</text:span>: In a distributed system, there is no centralized file storage. There are multiple backups for the same project. This approach allows developers to work offline and commit changes.</text:p>
        </text:list-header>
      </text:list>
      <text:list xml:id="list163356140541306" text:continue-list="list948953713" text:style-name="L1">
        <text:list-header>
          <text:p text:style-name="P16"/>
        </text:list-header>
      </text:list>
      <text:p text:style-name="P22"><text:soft-page-break/><text:span text:style-name="T8">Git-</text:span><text:span text:style-name="T9">hub</text:span><text:line-break/><text:a xlink:type="simple" xlink:href="https://github.com/" office:target-frame-name="_blank" xlink:show="new" text:style-name="Internet_20_link" text:visited-style-name="Visited_20_Internet_20_Link">GitHub</text:a><text:span text:style-name="T17"> </text:span><text:span text:style-name="T3">is a cloud software development platform. It is commonly used for saving files, tracking changes, and collaborating on development projects. In recent years, GitHub has become the most popular social platform for software development communities. Individuals can contribute to open-source projects and bug reports, discuss new projects and discover new tools.</text:span></text:p>
      <text:p text:style-name="P10"><text:span text:style-name="T3">Data scientists and machine learning engineers are following the path of software developers and integrating the workflow with GitHub. By doing this, they can share their research work, allow community contribution, and collaborate with data teams.</text:span></text:p>
      <text:h text:style-name="P2" text:outline-level="2"><text:span text:style-name="T29">Actions</text:span></text:h>
      <text:p text:style-name="P23"><text:span text:style-name="Strong_20_Emphasis"><text:span text:style-name="T12">GitHub Actions</text:span></text:span><text:span text:style-name="T12"> are like automated helpers for your code stored on GitHub. They can do tasks automatically whenever something happens in your code repository, like someone making a change or adding a new feature.</text:span></text:p>
      <text:p text:style-name="P23"><text:span text:style-name="Strong_20_Emphasis"><text:span text:style-name="T12">Tasks Automation</text:span></text:span><text:span text:style-name="T12">: You can set up GitHub Actions to do things like test your code to make sure it works correctly, build your software so it's ready to use, or even deploy it to a website or app store.</text:span></text:p>
      <text:p text:style-name="P23"><text:span text:style-name="Strong_20_Emphasis"><text:span text:style-name="T12">Using Workflows</text:span></text:span><text:span text:style-name="T12">: These tasks are organized into what are called "workflows." Each workflow is like a set of instructions that tell GitHub what to do when certain events occur, such as someone pushing new code or creating a new issue.</text:span></text:p>
      <text:p text:style-name="P23"><text:span text:style-name="Strong_20_Emphasis"><text:span text:style-name="T12">Easy Setup</text:span></text:span><text:span text:style-name="T12">: You write these instructions in a simple text file using a special format called YAML. This file lives in a specific folder in your GitHub repository.</text:span></text:p>
      <text:p text:style-name="P23"><text:span text:style-name="Strong_20_Emphasis"><text:span text:style-name="T14">F</text:span></text:span><text:span text:style-name="Strong_20_Emphasis"><text:span text:style-name="T12">lexibility</text:span></text:span><text:span text:style-name="T12">: You can choose when these actions should happen. For example, you might want tests to run automatically whenever new code is added, or deploy your app automatically after it passes all tests.</text:span></text:p>
      <text:p text:style-name="P23"><text:span text:style-name="Strong_20_Emphasis"><text:span text:style-name="T12">Community Help</text:span></text:span><text:span text:style-name="T12">: GitHub also has a library of pre-made actions that you can use, like building a Java program or sending notifications. These save time because you don't have to write everything from scratch.</text:span></text:p>
      <text:p text:style-name="P24"><text:span text:style-name="Strong_20_Emphasis"><text:span text:style-name="T15">Why use GitHub Actions?</text:span></text:span></text:p>
      <text:p text:style-name="P24"><text:span text:style-name="Strong_20_Emphasis"><text:span text:style-name="T12">Saves Time</text:span></text:span><text:span text:style-name="T12">: It automates repetitive tasks, so you can focus on writing code.</text:span></text:p>
      <text:p text:style-name="P24"><text:soft-page-break/><text:span text:style-name="Strong_20_Emphasis"><text:span text:style-name="T12">Ensures Quality</text:span></text:span><text:span text:style-name="T12">: It runs tests automatically, ensuring your code works as expected.</text:span></text:p>
      <text:p text:style-name="P24"><text:span text:style-name="Strong_20_Emphasis"><text:span text:style-name="T12">Deploys Easily</text:span></text:span><text:span text:style-name="T12">: It can deploy your software without manual steps, making updates faster and more reliable.</text:span></text:p>
      <text:h text:style-name="P1" text:outline-level="2">Commands</text:h>
      <text:p text:style-name="P21"><text:span text:style-name="Strong_20_Emphasis"><text:span text:style-name="T27">git init </text:span></text:span><text:span text:style-name="T26">create a Git repository in a local directory.</text:span></text:p>
      <text:list xml:id="list710719307" text:style-name="L5">
        <text:list-header>
          <text:p text:style-name="P12"><text:span text:style-name="Strong_20_Emphasis"><text:span text:style-name="T12">git clone </text:span></text:span><text:span text:style-name="T12">&lt;remote-repo-address&gt;: copy the entire repository from a remote server to remote directory. You can also use it to copy local repositories.</text:span></text:p>
          <text:p text:style-name="P12"><text:span text:style-name="Strong_20_Emphasis"><text:span text:style-name="T12">git add </text:span></text:span><text:span text:style-name="T12">&lt;file.txt&gt;: add a single file or multiple files and folders to the staging area.</text:span></text:p>
          <text:p text:style-name="P12"><text:span text:style-name="Strong_20_Emphasis"><text:span text:style-name="T12">git commit </text:span></text:span><text:span text:style-name="T12">–m “Message”: create a snapshot of changes and save it in the repository.</text:span></text:p>
          <text:p text:style-name="P12"><text:span text:style-name="Strong_20_Emphasis"><text:span text:style-name="T13">g</text:span></text:span><text:span text:style-name="Strong_20_Emphasis"><text:span text:style-name="T12">it config </text:span></text:span><text:span text:style-name="Strong_20_Emphasis"><text:span text:style-name="T13">is </text:span></text:span><text:span text:style-name="T12">use</text:span><text:span text:style-name="T13">d</text:span><text:span text:style-name="T12"> to set user-specific configurations like email, username, and file format.</text:span></text:p>
          <text:p text:style-name="P12"><text:span text:style-name="Strong_20_Emphasis"><text:span text:style-name="T12">git status </text:span></text:span><text:span text:style-name="T12">shows the list of changed files or files that have yet to be staged and committed.</text:span></text:p>
          <text:p text:style-name="P12"><text:span text:style-name="Strong_20_Emphasis"><text:span text:style-name="T12">git push</text:span></text:span><text:span text:style-name="T12">&lt;remote-name&gt; &lt;branch-name&gt;: send local commits to remote branch of repository.</text:span></text:p>
          <text:p text:style-name="P12"><text:span text:style-name="Strong_20_Emphasis"><text:span text:style-name="T13">g</text:span></text:span><text:span text:style-name="Strong_20_Emphasis"><text:span text:style-name="T12">it checkout </text:span></text:span><text:span text:style-name="T12">-b &lt;branch-name&gt;: creates a new branch and switches to a new branch.</text:span></text:p>
          <text:p text:style-name="P12"><text:span text:style-name="Strong_20_Emphasis"><text:span text:style-name="T12">git remote </text:span></text:span><text:span text:style-name="T12">–v: view all remote repositories.</text:span></text:p>
          <text:p text:style-name="P12"><text:span text:style-name="Strong_20_Emphasis"><text:span text:style-name="T12">git remote add: </text:span></text:span><text:span text:style-name="T12">&lt;remote-name&gt; &lt;host-or-remoteURL&gt;: add remote server to local repository.</text:span></text:p>
          <text:p text:style-name="P12"><text:span text:style-name="Strong_20_Emphasis"><text:span text:style-name="T12">git branch: </text:span></text:span><text:span text:style-name="T12">–d &lt;branch-name&gt;: delete the branch.</text:span></text:p>
          <text:p text:style-name="P12"><text:span text:style-name="Strong_20_Emphasis"><text:span text:style-name="T12">git pull: </text:span></text:span><text:span text:style-name="T12">merge commits to a local directory from a remote repository.</text:span></text:p>
          <text:p text:style-name="P12"><text:span text:style-name="Strong_20_Emphasis"><text:span text:style-name="T12">git merge </text:span></text:span><text:span text:style-name="T12">&lt;branch-name&gt;: after resolving merge conflicts the command blends selected branch into the current branch.</text:span></text:p>
          <text:p text:style-name="P19"><text:span text:style-name="Strong_20_Emphasis"><text:span text:style-name="T1">git log: </text:span></text:span>show a detailed list of commits for the current branch.</text:p>
        </text:list-header>
      </text:lis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udio-Feixen-Sans" svg:font-family="Studio-Feixen-Sans"/>
    <style:font-face style:name="Studio-Feixen-Sans1" svg:font-family="Studio-Feixen-Sans,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2:37:34.044512828</meta:creation-date>
    <dc:date>2024-06-20T16:33:55.688601588</dc:date>
    <meta:editing-duration>PT13M44S</meta:editing-duration>
    <meta:editing-cycles>2</meta:editing-cycles>
    <meta:generator>LibreOffice/7.3.7.2$Linux_X86_64 LibreOffice_project/30$Build-2</meta:generator>
    <meta:document-statistic meta:table-count="0" meta:image-count="0" meta:object-count="0" meta:page-count="3" meta:paragraph-count="40" meta:word-count="837" meta:character-count="5126" meta:non-whitespace-character-count="4341"/>
  </office:meta>
</office:document-meta>
</file>